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7.46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cof-chi-long" table:style-name="ta1"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FUT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IMPF</text:p>
          </table:table-cell>
          <table:table-cell office:value-type="string" calcext:value-type="string">
            <text:p>pro:rel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PPRE</text:p>
          </table:table-cell>
          <table:table-cell office:value-type="string" calcext:value-type="string">
            <text:p>prep INF</text:p>
          </table:table-cell>
          <table:table-cell office:value-type="string" calcext:value-type="string">
            <text:p>conj de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ep n</text:p>
          </table:table-cell>
          <table:table-cell office:value-type="string" calcext:value-type="string">
            <text:p>c'est que </text:p>
          </table:table-cell>
          <table:table-cell office:value-type="string" calcext:value-type="string">
            <text:p>c'est que</text:p>
          </table:table-cell>
          <table:table-cell table:number-columns-repeated="2" office:value-type="string" calcext:value-type="string">
            <text:p>y a que</text:p>
          </table:table-cell>
          <table:table-cell office:value-type="string" calcext:value-type="string">
            <text:p>v INF</text:p>
          </table:table-cell>
          <table:table-cell office:value-type="string" calcext:value-type="string">
            <text:p>di qu</text:p>
          </table:table-cell>
          <table:table-cell office:value-type="string" calcext:value-type="string">
            <text:p>plu qu</text:p>
          </table:table-cell>
          <table:table-cell office:value-type="string" calcext:value-type="string">
            <text:p>pro:obj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sarah4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hugo2_bar.tei_corpo2.cpn.cex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ouise2_sow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sarah10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Ferdinand4_Can_Ano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ucie3_can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ionel9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garance2_sow.tei_corpo2.cpn.cex 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assandra11_Can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Akoub15_Can_Ano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adrien1_bia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marie2_gue.tei_corpo2.cpn.cex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india1_bru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sarah6_can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ucie7_ca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17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5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6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gaelle3_sow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ionel3_ca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hector2_aub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12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sarah9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1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ucille2_cha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maelle2_rou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14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hector1_aub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11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sarah8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maelle3_rou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15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5_ca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ucille1_cha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hugo3_gre.tei_corpo2.cpn.cex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ucie4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4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21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3_can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ucille3_cha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ucie1_can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3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16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ouise1_sow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sarah7_can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assandra12_Can_Ano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gaelle5_sow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ucie8_ca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sarah1_can.tei_corpo2.cpn.cex 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gaelle1_sow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Alhem4_Can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2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ucie2_can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Ferdinand3_Can_Ano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1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gaelle6_sow.tei_corpo2.cpn.cex 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9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marie1_gue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fanny1_cha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alentine5_sow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hugo1_bar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3_gav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1_gav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hugo1_gre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ouise5_sow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sarah12_can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4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hector3_aub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Akoub16_Can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ouise6_sow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ionel6_can.tei_corpo2.cpn.cex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7_can.tei_corpo2.cpn.cex 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garance3_sow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ionel2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ionel7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alentine4_sow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2_can.tei_corpo2.cpn.cex 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ionel5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garance1_sow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8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Alhem2_Can_Ano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ionel4_ca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18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alentine6_sow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fanny2_cha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adrien2_bia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10_can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alentine1_sow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hugo3_bar.tei_corpo2.cpn.cex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Alhem3_Can_Ano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11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adrien3_bia.tei_corpo2.cpn.cex 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garance5_sow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Alhem1_Can_Ano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alentine2_sow.tei_corpo2.cpn.cex 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ouise3_sow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gaelle4_sow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22_ca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9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sarah5_ca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ucie5_can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india2_bru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7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6_can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12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hugo2_gre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ionel8_can.tei_corpo2.cpn.cex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alentine3_sow.tei_corpo2.cpn.cex 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celia2_gav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13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ucie6_can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sarah11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marie3_gue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19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garance4_sow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8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maelle1_rou.tei_corpo2.cpn.cex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sarah3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20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ouise4_sow.tei_corpo2.cpn.cex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lionel1_can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gaelle2_sow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india3_bru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sarah2_can.tei_corpo2.cpn.cex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vincent10_can.tei_corpo2.cpn.cex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garance6_sow.tei_corpo2.cpn.cex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../tcof/tcof-chi-long-metaok/fanny3_cha.tei_corpo2.cpn.cex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2:25:12.170883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4T12:27:19.221955192</dc:date>
    <meta:editing-duration>PT4M34S</meta:editing-duration>
    <meta:editing-cycles>2</meta:editing-cycles>
    <meta:generator>LibreOffice/6.0.7.3$Linux_X86_64 LibreOffice_project/00m0$Build-3</meta:generator>
    <meta:document-statistic meta:table-count="1" meta:cell-count="2687" meta:object-count="0"/>
  </office:meta>
</office:document-meta>
</file>